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d4bc" officeooo:paragraph-rsid="0003d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kel Velure</meta:initial-creator>
    <meta:creation-date>2018-05-10T21:35:37.187814005</meta:creation-date>
    <dc:date>2018-05-10T21:36:04.143725020</dc:date>
    <dc:creator>Torkel Velure</dc:creator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5.0.6.2$Linux_X86_64 LibreOffice_project/00$Build-2</meta:generator>
  </office:meta>
</office:document-meta>
</file>